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181" officeooo:paragraph-rsid="00021181"/>
    </style:style>
    <style:style style:name="P2" style:family="paragraph" style:parent-style-name="Standard">
      <style:text-properties fo:font-weight="bold" officeooo:rsid="00021181" officeooo:paragraph-rsid="00021181" style:font-weight-asian="bold" style:font-weight-complex="bold"/>
    </style:style>
    <style:style style:name="P3" style:family="paragraph" style:parent-style-name="Standard">
      <style:text-properties fo:font-weight="normal" officeooo:rsid="00021181" officeooo:paragraph-rsid="00021181" style:font-weight-asian="normal" style:font-weight-complex="normal"/>
    </style:style>
    <style:style style:name="P4" style:family="paragraph" style:parent-style-name="Standard">
      <style:text-properties officeooo:rsid="00021181" officeooo:paragraph-rsid="00021181"/>
    </style:style>
    <style:style style:name="P5" style:family="paragraph" style:parent-style-name="Standard">
      <style:text-properties fo:font-weight="normal" officeooo:rsid="00021181" officeooo:paragraph-rsid="00021181" style:font-weight-asian="normal" style:font-weight-complex="normal"/>
    </style:style>
    <style:style style:name="T1" style:family="text">
      <style:text-properties officeooo:rsid="000461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: <text:span text:style-name="T1">2</text:span></text:p>
      <text:p text:style-name="P1">EXPERIMENT NA<text:span text:style-name="T1">ME: FIRST AND FOLLOW</text:span></text:p>
      <text:p text:style-name="P1">NAME: KIRAN S BALIGA</text:p>
      <text:p text:style-name="P1">DATE: <text:span text:style-name="T1">13</text:span>-<text:span text:style-name="T1">10</text:span>-2022</text:p>
      <text:p text:style-name="P1"/>
      <text:p text:style-name="P2">PROGRAM</text:p>
      <text:p text:style-name="P1"/>
      <text:p text:style-name="P1">#include&lt;stdio.h&gt;</text:p>
      <text:p text:style-name="P1">#include&lt;ctype.h&gt;</text:p>
      <text:p text:style-name="P1">#include&lt;string.h&gt;</text:p>
      <text:p text:style-name="P1"/>
      <text:p text:style-name="P1">void followfirst(char, int, int);</text:p>
      <text:p text:style-name="P1">void follow(char c);</text:p>
      <text:p text:style-name="P1">void findfirst(char, int, int);</text:p>
      <text:p text:style-name="P1"/>
      <text:p text:style-name="P1">int count, n = 0,m = 0,k,e,p1 = 0, p2, tmp;</text:p>
      <text:p text:style-name="P1">char firstmat[10][100],followmat[10][100], production[10][10],f[10], first[10],ck;</text:p>
      <text:p text:style-name="P1"/>
      <text:p text:style-name="P1">int main(int argc, char ** argv) {</text:p>
      <text:p text:style-name="P1"><text:tab/>int jm = 0;</text:p>
      <text:p text:style-name="P1"><text:tab/>int km = 0;</text:p>
      <text:p text:style-name="P1"><text:tab/>int i, choice;</text:p>
      <text:p text:style-name="P1"><text:tab/>char c, ch;</text:p>
      <text:p text:style-name="P1"><text:tab/>printf("\nEnter the productions: ");</text:p>
      <text:p text:style-name="P1"/>
      <text:p text:style-name="P1"><text:tab/>scanf("%d", &amp; count);</text:p>
      <text:p text:style-name="P1"><text:tab/>for (i = 0; i &lt; count; i++)</text:p>
      <text:p text:style-name="P1"><text:tab/><text:tab/>scanf("%s", production[i]);</text:p>
      <text:p text:style-name="P1"><text:tab/>int kay;</text:p>
      <text:p text:style-name="P1"><text:tab/>char done[count];</text:p>
      <text:p text:style-name="P1"><text:tab/>int ptr = -1; </text:p>
      <text:p text:style-name="P1"><text:tab/>for (k = 0; k &lt; count; k++) {</text:p>
      <text:p text:style-name="P1"><text:tab/><text:tab/>for (kay = 0; kay &lt; 100; kay++) </text:p>
      <text:p text:style-name="P1"><text:tab/><text:tab/><text:tab/>firstmat[k][kay] = '!';</text:p>
      <text:p text:style-name="P1"><text:tab/>}</text:p>
      <text:p text:style-name="P1"><text:tab/>int p1 = 0, p2, tmp;</text:p>
      <text:p text:style-name="P1"><text:tab/>for (k = 0; k &lt; count; k++) {</text:p>
      <text:p text:style-name="P1"><text:tab/><text:tab/>c = production[k][0];</text:p>
      <text:p text:style-name="P1"><text:tab/><text:tab/>p2 = 0;</text:p>
      <text:p text:style-name="P1"><text:tab/><text:tab/>tmp = 0;</text:p>
      <text:p text:style-name="P1"><text:tab/><text:tab/>for (kay = 0; kay &lt;= ptr; kay++)</text:p>
      <text:p text:style-name="P1"><text:tab/><text:tab/>if (c == done[kay])</text:p>
      <text:p text:style-name="P1"><text:tab/><text:tab/>tmp = 1;</text:p>
      <text:p text:style-name="P1"><text:tab/><text:tab/>if (tmp == 1)</text:p>
      <text:p text:style-name="P1"><text:tab/><text:tab/>continue;</text:p>
      <text:p text:style-name="P1"><text:tab/><text:tab/>findfirst(c, 0, 0);</text:p>
      <text:p text:style-name="P1"><text:tab/><text:tab/>ptr += 1;</text:p>
      <text:p text:style-name="P1"><text:tab/><text:tab/>done[ptr] = c;</text:p>
      <text:p text:style-name="P1"><text:tab/><text:tab/>printf("\nFirst(%c) = { ", c);</text:p>
      <text:p text:style-name="P1"><text:tab/><text:tab/>firstmat[p1][p2++] = c;</text:p>
      <text:p text:style-name="P1"><text:tab/><text:tab/>for (i = 0 + jm; i &lt; n; i++) {</text:p>
      <text:p text:style-name="P1"><text:tab/><text:tab/><text:tab/>int lark = 0, chk = 0;</text:p>
      <text:p text:style-name="P1"><text:soft-page-break/><text:tab/><text:tab/><text:tab/>for (lark = 0; lark &lt; p2; lark++) {</text:p>
      <text:p text:style-name="P1"><text:tab/><text:tab/><text:tab/><text:tab/>if (first[i] == firstmat[p1][lark]) {</text:p>
      <text:p text:style-name="P1"><text:tab/><text:tab/><text:tab/><text:tab/><text:tab/> <text:s/>chk = 1;</text:p>
      <text:p text:style-name="P1"><text:tab/><text:tab/><text:tab/><text:tab/><text:tab/> <text:s/>break;</text:p>
      <text:p text:style-name="P1"><text:tab/><text:tab/><text:tab/><text:tab/>}</text:p>
      <text:p text:style-name="P1"><text:tab/><text:tab/><text:tab/>}</text:p>
      <text:p text:style-name="P1"><text:tab/><text:tab/><text:tab/>if (chk == 0) {</text:p>
      <text:p text:style-name="P1"><text:tab/><text:tab/><text:tab/><text:tab/>printf("%c, ", first[i]);</text:p>
      <text:p text:style-name="P1"><text:tab/><text:tab/><text:tab/><text:tab/>firstmat[p1][p2++] = first[i];</text:p>
      <text:p text:style-name="P1"><text:tab/><text:tab/><text:tab/>}</text:p>
      <text:p text:style-name="P1"><text:tab/><text:tab/>}</text:p>
      <text:p text:style-name="P1"><text:tab/><text:tab/>printf("}\n");</text:p>
      <text:p text:style-name="P1"><text:tab/><text:tab/>jm = n;</text:p>
      <text:p text:style-name="P1"><text:tab/><text:tab/>p1++;</text:p>
      <text:p text:style-name="P1"><text:tab/>}</text:p>
      <text:p text:style-name="P1"><text:tab/>printf("\n\n\n");</text:p>
      <text:p text:style-name="P1"><text:tab/>char donee[count];</text:p>
      <text:p text:style-name="P1"><text:tab/>ptr = -1;</text:p>
      <text:p text:style-name="P1"><text:tab/>for (k = 0; k &lt; count; k++) {</text:p>
      <text:p text:style-name="P1"><text:tab/><text:tab/>for (kay = 0; kay &lt; 100; kay++) </text:p>
      <text:p text:style-name="P1"><text:tab/><text:tab/><text:tab/>followmat[k][kay] = '!';</text:p>
      <text:p text:style-name="P1"><text:tab/>}</text:p>
      <text:p text:style-name="P1"><text:tab/>p1 = 0; //in p</text:p>
      <text:p text:style-name="P1"><text:tab/>int kk, u, flag, land = 0;</text:p>
      <text:p text:style-name="P1"><text:tab/>char s[10];</text:p>
      <text:p text:style-name="P1"><text:tab/>u = 0;</text:p>
      <text:p text:style-name="P1"><text:tab/>flag = 0;</text:p>
      <text:p text:style-name="P1"><text:tab/>for (e = 0; e &lt; count; e++) {</text:p>
      <text:p text:style-name="P1"><text:tab/><text:tab/>kk = 0;</text:p>
      <text:p text:style-name="P1"><text:tab/><text:tab/>ck = production[e][0];</text:p>
      <text:p text:style-name="P1"><text:tab/><text:tab/>for (i = 0; i &lt;= u; i++) {</text:p>
      <text:p text:style-name="P1"><text:tab/><text:tab/><text:tab/>if (s[i] == ck) {</text:p>
      <text:p text:style-name="P1"><text:tab/><text:tab/><text:tab/><text:tab/>kk++;</text:p>
      <text:p text:style-name="P1"><text:tab/><text:tab/><text:tab/>}</text:p>
      <text:p text:style-name="P1"><text:tab/><text:tab/>}</text:p>
      <text:p text:style-name="P1"><text:tab/><text:tab/>if (kk == 0) { </text:p>
      <text:p text:style-name="P1"><text:tab/><text:tab/></text:p>
      <text:p text:style-name="P1"><text:tab/><text:tab/><text:tab/>s[u] = ck;</text:p>
      <text:p text:style-name="P1"><text:tab/><text:tab/><text:tab/>u++;</text:p>
      <text:p text:style-name="P1"><text:tab/><text:tab/><text:tab/>p2 = 0;</text:p>
      <text:p text:style-name="P1"><text:tab/><text:tab/><text:tab/>tmp = 0;</text:p>
      <text:p text:style-name="P1"><text:tab/><text:tab/><text:tab/>for (kay = 0; kay &lt;= ptr; kay++)</text:p>
      <text:p text:style-name="P1"><text:tab/><text:tab/><text:tab/>if (ck == donee[kay])</text:p>
      <text:p text:style-name="P1"><text:tab/><text:tab/><text:tab/> <text:s/>tmp = 1;</text:p>
      <text:p text:style-name="P1"/>
      <text:p text:style-name="P1"><text:tab/><text:tab/><text:tab/>if (tmp == 1)</text:p>
      <text:p text:style-name="P1"><text:tab/><text:tab/><text:tab/>continue;</text:p>
      <text:p text:style-name="P1"><text:tab/><text:tab/><text:tab/>land += 1;</text:p>
      <text:p text:style-name="P1"><text:tab/><text:tab/><text:tab/>follow(ck);</text:p>
      <text:p text:style-name="P1"/>
      <text:p text:style-name="P1"><text:tab/><text:tab/><text:tab/>ptr += 1;</text:p>
      <text:p text:style-name="P1"><text:tab/><text:tab/><text:tab/>printf("Follow(%c) = { ", ck);</text:p>
      <text:p text:style-name="P1"><text:soft-page-break/><text:tab/><text:tab/><text:tab/>followmat[p1][p2++] = ck;</text:p>
      <text:p text:style-name="P1"><text:tab/><text:tab/><text:tab/>for (i = 0 + km; i &lt; m; i++) {</text:p>
      <text:p text:style-name="P1"><text:tab/><text:tab/><text:tab/><text:tab/>int lark = 0, chk = 0;</text:p>
      <text:p text:style-name="P1"><text:tab/><text:tab/><text:tab/><text:tab/>for (lark = 0; lark &lt; p2; lark++) {</text:p>
      <text:p text:style-name="P1"><text:tab/><text:tab/><text:tab/><text:tab/><text:tab/> <text:s/>if (f[i] == followmat[p1][lark]) {</text:p>
      <text:p text:style-name="P1"><text:tab/><text:tab/><text:tab/><text:tab/><text:tab/> <text:s/><text:tab/>chk = 1;</text:p>
      <text:p text:style-name="P1"><text:tab/><text:tab/><text:tab/><text:tab/><text:tab/> <text:s/><text:tab/>break;</text:p>
      <text:p text:style-name="P1"><text:tab/><text:tab/><text:tab/><text:tab/><text:tab/> <text:s/>}</text:p>
      <text:p text:style-name="P1"><text:tab/><text:tab/><text:tab/><text:tab/>}</text:p>
      <text:p text:style-name="P1"><text:tab/><text:tab/><text:tab/><text:tab/>if (chk == 0) {</text:p>
      <text:p text:style-name="P1"><text:tab/><text:tab/><text:tab/><text:tab/><text:tab/>printf("%c, ", f[i]);</text:p>
      <text:p text:style-name="P1"><text:tab/><text:tab/><text:tab/><text:tab/><text:tab/>followmat[p1][p2++] = f[i];</text:p>
      <text:p text:style-name="P1"><text:tab/><text:tab/><text:tab/><text:tab/>}</text:p>
      <text:p text:style-name="P1"><text:tab/><text:tab/><text:tab/>}</text:p>
      <text:p text:style-name="P1"><text:tab/><text:tab/><text:tab/>printf("}\n\n");</text:p>
      <text:p text:style-name="P1"><text:tab/><text:tab/><text:tab/>km = m;</text:p>
      <text:p text:style-name="P1"><text:tab/><text:tab/><text:tab/>p1++;</text:p>
      <text:p text:style-name="P1"><text:tab/><text:tab/>}</text:p>
      <text:p text:style-name="P1"><text:tab/>}</text:p>
      <text:p text:style-name="P1">}</text:p>
      <text:p text:style-name="P1"/>
      <text:p text:style-name="P1">void follow(char c) {</text:p>
      <text:p text:style-name="P1"><text:tab/>int i, j;</text:p>
      <text:p text:style-name="P1"><text:tab/>if (production[0][0] == c) </text:p>
      <text:p text:style-name="P1"><text:tab/><text:tab/>f[m++] = '$';</text:p>
      <text:p text:style-name="P1"/>
      <text:p text:style-name="P1"><text:tab/>for (i = 0; i &lt; 10; i++) {</text:p>
      <text:p text:style-name="P1"><text:tab/><text:tab/>for (j = 2; j &lt; 10; j++) {</text:p>
      <text:p text:style-name="P1"><text:tab/><text:tab/><text:tab/>if (production[i][j] == c) {</text:p>
      <text:p text:style-name="P1"><text:tab/><text:tab/><text:tab/><text:tab/>if (production[i][j + 1] != '\0') </text:p>
      <text:p text:style-name="P1"><text:tab/><text:tab/><text:tab/><text:tab/><text:tab/>followfirst(production[i][j + 1], i,(j + 2));</text:p>
      <text:p text:style-name="P1"/>
      <text:p text:style-name="P1"><text:tab/><text:tab/><text:tab/><text:tab/>if (production[i][j + 1] == '\0' &amp;&amp; c != production[i][0]) </text:p>
      <text:p text:style-name="P1"><text:tab/><text:tab/><text:tab/><text:tab/><text:tab/>follow(production[i][0]);</text:p>
      <text:p text:style-name="P1"><text:tab/><text:tab/><text:tab/></text:p>
      <text:p text:style-name="P1"><text:tab/><text:tab/><text:tab/>}</text:p>
      <text:p text:style-name="P1"><text:tab/><text:tab/>}</text:p>
      <text:p text:style-name="P1"><text:tab/>}</text:p>
      <text:p text:style-name="P1">}</text:p>
      <text:p text:style-name="P1"/>
      <text:p text:style-name="P1"/>
      <text:p text:style-name="P1"/>
      <text:p text:style-name="P1">void findfirst(char c, int q1, int q2) {</text:p>
      <text:p text:style-name="P1"><text:tab/>int j;</text:p>
      <text:p text:style-name="P1"><text:tab/>if (!(isupper(c))) </text:p>
      <text:p text:style-name="P1"><text:tab/><text:tab/>first[n++] = c;<text:tab/></text:p>
      <text:p text:style-name="P1"><text:tab/>for (j = 0; j &lt; count; j++) {</text:p>
      <text:p text:style-name="P1"><text:tab/><text:tab/>if(production[j][0] == production[j][2])</text:p>
      <text:p text:style-name="P1"><text:tab/><text:tab/><text:tab/>continue;<text:tab/></text:p>
      <text:p text:style-name="P1"><text:tab/><text:tab/></text:p>
      <text:p text:style-name="P1"><text:tab/><text:tab/>if (production[j][0] == c) {</text:p>
      <text:p text:style-name="P1"><text:tab/><text:tab/><text:tab/>if (production[j][2] == '#') </text:p>
      <text:p text:style-name="P1"><text:soft-page-break/><text:tab/><text:tab/><text:tab/>{</text:p>
      <text:p text:style-name="P1"><text:tab/><text:tab/><text:tab/><text:tab/>if (production[q1][q2] == '\0')</text:p>
      <text:p text:style-name="P1"><text:tab/><text:tab/><text:tab/><text:tab/> <text:s/>first[n++] = '#';</text:p>
      <text:p text:style-name="P1"><text:tab/><text:tab/><text:tab/><text:tab/>else if (production[q1][q2] != '\0' &amp;&amp; (q1 != 0 || q2 != 0))</text:p>
      <text:p text:style-name="P1"><text:tab/><text:tab/><text:tab/><text:tab/><text:tab/>findfirst(production[q1][q2], q1,(q2 + 1));</text:p>
      <text:p text:style-name="P1"><text:tab/><text:tab/><text:tab/><text:tab/>else</text:p>
      <text:p text:style-name="P1"><text:tab/><text:tab/><text:tab/><text:tab/><text:tab/>first[n++] = '#';</text:p>
      <text:p text:style-name="P1"><text:tab/><text:tab/><text:tab/>} </text:p>
      <text:p text:style-name="P1"><text:tab/><text:tab/><text:tab/>else if (!isupper(production[j][2])) </text:p>
      <text:p text:style-name="P1"><text:tab/><text:tab/><text:tab/><text:tab/>first[n++] = production[j][2];</text:p>
      <text:p text:style-name="P1"><text:tab/><text:tab/><text:tab/>else </text:p>
      <text:p text:style-name="P1"><text:tab/><text:tab/><text:tab/><text:tab/>findfirst(production[j][2], j, 3);</text:p>
      <text:p text:style-name="P1"><text:tab/><text:tab/>}</text:p>
      <text:p text:style-name="P1"><text:tab/>}</text:p>
      <text:p text:style-name="P1">}</text:p>
      <text:p text:style-name="P1">void followfirst(char c, int c1, int c2) {</text:p>
      <text:p text:style-name="P1"><text:tab/>int k;</text:p>
      <text:p text:style-name="P1"><text:tab/>if (!(isupper(c)))</text:p>
      <text:p text:style-name="P1"><text:tab/>f[m++] = c;</text:p>
      <text:p text:style-name="P1"><text:tab/>else{</text:p>
      <text:p text:style-name="P1"><text:tab/><text:tab/>int i = 0, j = 1;</text:p>
      <text:p text:style-name="P1"><text:tab/><text:tab/>for (i = 0; i &lt; count; i++){</text:p>
      <text:p text:style-name="P1"><text:tab/><text:tab/><text:tab/>if (firstmat[i][0] == c)</text:p>
      <text:p text:style-name="P1"><text:tab/><text:tab/><text:tab/>break;</text:p>
      <text:p text:style-name="P1"><text:tab/><text:tab/>}</text:p>
      <text:p text:style-name="P1"><text:tab/><text:tab/>while (firstmat[i][j] != '!'){</text:p>
      <text:p text:style-name="P1"><text:tab/><text:tab/><text:tab/>if (firstmat[i][j] != '#') </text:p>
      <text:p text:style-name="P1"><text:tab/><text:tab/><text:tab/>f[m++] = firstmat[i][j];</text:p>
      <text:p text:style-name="P1"><text:tab/><text:tab/><text:tab/>else {</text:p>
      <text:p text:style-name="P1"><text:tab/><text:tab/><text:tab/><text:tab/>if (production[c1][c2] == '\0') </text:p>
      <text:p text:style-name="P1"><text:tab/><text:tab/><text:tab/><text:tab/> <text:s/>follow(production[c1][0]);</text:p>
      <text:p text:style-name="P1"><text:tab/><text:tab/><text:tab/><text:tab/>else </text:p>
      <text:p text:style-name="P1"><text:tab/><text:tab/><text:tab/><text:tab/><text:tab/>followfirst(production[c1][c2], c1, c2 + 1);</text:p>
      <text:p text:style-name="P1"><text:tab/><text:tab/><text:tab/>}</text:p>
      <text:p text:style-name="P1"><text:tab/><text:tab/><text:tab/>j++;</text:p>
      <text:p text:style-name="P1"><text:tab/><text:tab/>}</text:p>
      <text:p text:style-name="P1"><text:tab/>}</text:p>
      <text:p text:style-name="P1">}</text:p>
      <text:p text:style-name="P1"/>
      <text:p text:style-name="P1"/>
      <text:p text:style-name="P1"/>
      <text:p text:style-name="P2">OUTPUT</text:p>
      <text:p text:style-name="P2"/>
      <text:p text:style-name="P3">Enter the productions: 7</text:p>
      <text:p text:style-name="P3">E-E+T</text:p>
      <text:p text:style-name="P3">E-T</text:p>
      <text:p text:style-name="P3">T-T*F</text:p>
      <text:p text:style-name="P3">T-F</text:p>
      <text:p text:style-name="P3">F-(E)</text:p>
      <text:p text:style-name="P3">F-a</text:p>
      <text:p text:style-name="P3">F-b</text:p>
      <text:p text:style-name="P3"/>
      <text:p text:style-name="P3"><text:soft-page-break/>First(E) = { (, a, b, }</text:p>
      <text:p text:style-name="P3"/>
      <text:p text:style-name="P3">First(T) = { (, a, b, }</text:p>
      <text:p text:style-name="P3"/>
      <text:p text:style-name="P3">First(F) = { (, a, b, }</text:p>
      <text:p text:style-name="P3"/>
      <text:p text:style-name="P3"/>
      <text:p text:style-name="P3"/>
      <text:p text:style-name="P3">Follow(E) = { $, +, ), }</text:p>
      <text:p text:style-name="P3"/>
      <text:p text:style-name="P3">Follow(T) = { $, +, ), *, }</text:p>
      <text:p text:style-name="P3"/>
      <text:p text:style-name="P3">Follow(F) = { $, +, ), *, 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5:27:19.494499186</meta:creation-date>
    <meta:print-date>2022-10-13T14:14:32.800726994</meta:print-date>
    <dc:date>2022-10-13T14:20:03.332997523</dc:date>
    <meta:editing-duration>PT10M58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5" meta:paragraph-count="195" meta:word-count="683" meta:character-count="3723" meta:non-whitespace-character-count="2792"/>
  </office:meta>
</office:document-meta>
</file>